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24T08:22:32" calcext:value-type="date">
            <text:p>2023-11-24 08:22:32</text:p>
          </table:table-cell>
          <table:table-cell table:style-name="ce22" office:value-type="date" office:date-value="2023-11-24" calcext:value-type="date">
            <text:p>2023-11-2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22M32S" calcext:value-type="time">
            <text:p>08:22:32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24T08:22:32" calcext:value-type="date">
            <text:p>2023-11-24 08:22:32</text:p>
          </table:table-cell>
          <table:table-cell table:style-name="ce23" office:value-type="date" office:date-value="2023-11-24" calcext:value-type="date">
            <text:p>2023-11-2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22M32S" calcext:value-type="time">
            <text:p>20:22:3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24T08:22:32" calcext:value-type="date">
            <text:p>2023-11-24 08:22:32</text:p>
          </table:table-cell>
          <table:table-cell table:style-name="ce24" office:value-type="date" office:date-value="2023-11-24" calcext:value-type="date">
            <text:p>2023-11-2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22M32S" calcext:value-type="time">
            <text:p>08:22:3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24T08:22:32" calcext:value-type="date">
            <text:p>2023-11-24 08:22:32</text:p>
          </table:table-cell>
          <table:table-cell table:style-name="ce25" office:value-type="date" office:date-value="2023-11-24" calcext:value-type="date">
            <text:p>2023-11-2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22M32S" calcext:value-type="time">
            <text:p>20:22:3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24T08:22:32" calcext:value-type="date">
            <text:p>2023-11-24 08:22:32</text:p>
          </table:table-cell>
          <table:table-cell table:style-name="ce26" office:value-type="date" office:date-value="2023-11-24" calcext:value-type="date">
            <text:p>2023-11-2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22M32S" calcext:value-type="time">
            <text:p>08:22:3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24T08:22:32" calcext:value-type="date">
            <text:p>2023-11-24 08:22:32</text:p>
          </table:table-cell>
          <table:table-cell table:style-name="ce27" office:value-type="date" office:date-value="2023-11-24" calcext:value-type="date">
            <text:p>2023-11-2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22M32S" calcext:value-type="time">
            <text:p>20:22:3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24T08:22:32" calcext:value-type="date">
            <text:p>2023-11-24 08:22:32</text:p>
          </table:table-cell>
          <table:table-cell table:style-name="ce28" office:value-type="date" office:date-value="2023-11-24" calcext:value-type="date">
            <text:p>2023-11-2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22M32S" calcext:value-type="time">
            <text:p>08:22:32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24T08:22:32" calcext:value-type="date">
            <text:p>2023-11-24 08:22:32</text:p>
          </table:table-cell>
          <table:table-cell table:style-name="ce29" office:value-type="date" office:date-value="2023-11-24" calcext:value-type="date">
            <text:p>2023-11-2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22M32S" calcext:value-type="time">
            <text:p>20:22:32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24T08:22:32" calcext:value-type="date">
            <text:p>2023-11-24 08:22:32</text:p>
          </table:table-cell>
          <table:table-cell table:style-name="ce30" office:value-type="date" office:date-value="2023-11-24" calcext:value-type="date">
            <text:p>2023-11-2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22M32S" calcext:value-type="time">
            <text:p>08:22:32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24T08:22:32" calcext:value-type="date">
            <text:p>2023-11-24 08:22:32</text:p>
          </table:table-cell>
          <table:table-cell table:style-name="ce31" office:value-type="date" office:date-value="2023-11-24" calcext:value-type="date">
            <text:p>2023-11-2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22M32S" calcext:value-type="time">
            <text:p>20:22:32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2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65685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664596" calcext:value-type="float">
            <text:p>0,66</text:p>
          </table:table-cell>
          <table:table-cell office:value-type="float" office:value="0.00361383957219251" calcext:value-type="float">
            <text:p>0,003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75103" calcext:value-type="float">
            <text:p>0,08</text:p>
          </table:table-cell>
          <table:table-cell office:value-type="float" office:value="0.0053645" calcext:value-type="float">
            <text:p>0,005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20173" calcext:value-type="float">
            <text:p>0,02</text:p>
          </table:table-cell>
          <table:table-cell office:value-type="float" office:value="0.00168108333333333" calcext:value-type="float">
            <text:p>0,001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66625" calcext:value-type="float">
            <text:p>0,07</text:p>
          </table:table-cell>
          <table:table-cell office:value-type="float" office:value="0.00740277777777778" calcext:value-type="float">
            <text:p>0,007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67722" calcext:value-type="float">
            <text:p>0,17</text:p>
          </table:table-cell>
          <table:table-cell office:value-type="float" office:value="0.0335444" calcext:value-type="float">
            <text:p>0,033544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0.994219" calcext:value-type="float">
            <text:p>0,99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8:22:32.1821535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8:22:31</meta:creation-date>
    <meta:generator>LibreOffice/7.5.8.2$Linux_X86_64 LibreOffice_project/50$Build-2</meta:generator>
    <meta:editing-duration>PT2S</meta:editing-duration>
    <meta:editing-cycles>2</meta:editing-cycles>
    <meta:initial-creator>Turulomio</meta:initial-creator>
    <dc:description>This file have been generated with UnoGenerator-0.36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11-24T08:22:34.390539558</dc:date>
    <dc:title>UnoGenerator ODS example</dc:title>
    <meta:document-statistic meta:table-count="9" meta:cell-count="3414" meta:object-count="0"/>
  </office:meta>
</office:document-meta>
</file>